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Open/Sourc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06T14:09:29</dc:date>
    <dc:creator>Compte etudiant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3.5$Linux_x86 LibreOffice_project/350m1$Build-2</meta:generator>
  </office:meta>
</office:document-meta>
</file>